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TR" svg:font-family="NTR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  <style:font-face style:name="aakar" svg:font-family="aakar" style:font-pitch="variable"/>
  </office:font-face-decls>
  <office:automatic-styles>
    <style:style style:name="P1" style:family="paragraph" style:parent-style-name="Text_20_body">
      <style:text-properties style:font-name="FreeSerif"/>
    </style:style>
    <style:style style:name="P2" style:family="paragraph" style:parent-style-name="Text_20_body" style:list-style-name="L11">
      <style:text-properties style:font-name="FreeSerif"/>
    </style:style>
    <style:style style:name="P3" style:family="paragraph" style:parent-style-name="Text_20_body" style:list-style-name="L11">
      <style:text-properties style:font-name="FreeSerif" officeooo:rsid="0008acc6" officeooo:paragraph-rsid="0008acc6"/>
    </style:style>
    <style:style style:name="P4" style:family="paragraph" style:parent-style-name="Text_20_body" style:list-style-name="L11">
      <style:text-properties style:font-name="FreeSerif" officeooo:rsid="000bf78b" officeooo:paragraph-rsid="000bf78b"/>
    </style:style>
    <style:style style:name="P5" style:family="paragraph" style:parent-style-name="Text_20_body" style:list-style-name="L11">
      <style:text-properties style:font-name="FreeSerif" officeooo:rsid="000c6979" officeooo:paragraph-rsid="000c6979"/>
    </style:style>
    <style:style style:name="P6" style:family="paragraph" style:parent-style-name="Text_20_body" style:list-style-name="L11">
      <style:text-properties style:font-name="FreeSerif" officeooo:rsid="000d3804" officeooo:paragraph-rsid="000d3804"/>
    </style:style>
    <style:style style:name="P7" style:family="paragraph" style:parent-style-name="Text_20_body" style:list-style-name="L11">
      <style:text-properties style:font-name="FreeSerif" officeooo:rsid="000f972d" officeooo:paragraph-rsid="000f972d"/>
    </style:style>
    <style:style style:name="P8" style:family="paragraph" style:parent-style-name="Text_20_body" style:list-style-name="L11">
      <style:text-properties style:font-name="FreeSerif" officeooo:rsid="0016edb4" officeooo:paragraph-rsid="0016edb4"/>
    </style:style>
    <style:style style:name="P9" style:family="paragraph" style:parent-style-name="Text_20_body" style:list-style-name="L11">
      <style:text-properties style:font-name="FreeSerif" officeooo:rsid="001811c7" officeooo:paragraph-rsid="001811c7"/>
    </style:style>
    <style:style style:name="P10" style:family="paragraph" style:parent-style-name="Text_20_body" style:list-style-name="L11">
      <style:text-properties style:font-name="FreeSerif" officeooo:rsid="00196d9a" officeooo:paragraph-rsid="00196d9a"/>
    </style:style>
    <style:style style:name="P11" style:family="paragraph" style:parent-style-name="Text_20_body" style:list-style-name="L11">
      <style:text-properties style:font-name="FreeSerif" officeooo:rsid="001a6f64" officeooo:paragraph-rsid="001a6f64"/>
    </style:style>
    <style:style style:name="P12" style:family="paragraph" style:parent-style-name="Text_20_body" style:list-style-name="L11">
      <style:text-properties style:font-name="FreeSerif" officeooo:rsid="001fa0db" officeooo:paragraph-rsid="001fa0db"/>
    </style:style>
    <style:style style:name="P13" style:family="paragraph" style:parent-style-name="Text_20_body" style:list-style-name="L11">
      <style:text-properties style:font-name="FreeSerif" officeooo:rsid="00205db7" officeooo:paragraph-rsid="00205db7"/>
    </style:style>
    <style:style style:name="P14" style:family="paragraph" style:parent-style-name="Text_20_body" style:list-style-name="L11">
      <style:text-properties style:font-name="FreeSerif" officeooo:rsid="00228bda" officeooo:paragraph-rsid="00228bda"/>
    </style:style>
    <style:style style:name="P15" style:family="paragraph" style:parent-style-name="Text_20_body" style:list-style-name="L11">
      <style:text-properties style:font-name="FreeSerif" officeooo:rsid="0022d6ae" officeooo:paragraph-rsid="0022d6ae"/>
    </style:style>
    <style:style style:name="P16" style:family="paragraph" style:parent-style-name="Text_20_body" style:list-style-name="L11">
      <style:text-properties style:font-name="FreeSerif" officeooo:rsid="002426a8" officeooo:paragraph-rsid="002426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officeooo:rsid="001193b7"/>
    </style:style>
    <style:style style:name="T5" style:family="text">
      <style:text-properties officeooo:rsid="001811c7"/>
    </style:style>
    <style:style style:name="T6" style:family="text">
      <style:text-properties officeooo:rsid="001a6f64"/>
    </style:style>
    <style:style style:name="T7" style:family="text">
      <style:text-properties officeooo:rsid="00250196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0775083" text:style-name="L11">
        <text:list-item>
          <text:p text:style-name="P2">JDK vs JRE?</text:p>
          <text:list>
            <text:list-header>
              <text:p text:style-name="P3">Java <text:span text:style-name="T2">Development </text:span>Kit vs Java <text:span text:style-name="T3">Runtime</text:span><text:span text:style-name="T1"> </text:span>Environment</text:p>
            </text:list-header>
          </text:list>
        </text:list-item>
        <text:list-item>
          <text:p text:style-name="P2">How does Java support multi-platforms?</text:p>
          <text:list>
            <text:list-header>
              <text:p text:style-name="P4">Java’s source code is compiled into bytecode, and is then executed.</text:p>
            </text:list-header>
          </text:list>
        </text:list-item>
        <text:list-item>
          <text:p text:style-name="P2">What is JAVA_HOME? PATH?</text:p>
          <text:list>
            <text:list-header>
              <text:p text:style-name="P5">Location of JDK .bin</text:p>
            </text:list-header>
          </text:list>
        </text:list-item>
        <text:list-item>
          <text:p text:style-name="P2">What is the start point of a Java application?</text:p>
          <text:list>
            <text:list-header>
              <text:p text:style-name="P5">public static void main(String[] args)</text:p>
            </text:list-header>
          </text:list>
        </text:list-item>
        <text:list-item>
          <text:p text:style-name="P2">What primitive types do you know?</text:p>
          <text:list>
            <text:list-header>
              <text:p text:style-name="P5">int, boolean, char, byte, short, long, float, double</text:p>
            </text:list-header>
          </text:list>
        </text:list-item>
        <text:list-item>
          <text:p text:style-name="P2">Is String a primitive type?</text:p>
          <text:list>
            <text:list-header>
              <text:p text:style-name="P5">No. String is a class.</text:p>
            </text:list-header>
          </text:list>
        </text:list-item>
        <text:list-item>
          <text:p text:style-name="P2">How to extend String?</text:p>
          <text:list>
            <text:list-header>
              <text:p text:style-name="P5">public class classname extends String{ … }</text:p>
            </text:list-header>
          </text:list>
        </text:list-item>
        <text:list-item>
          <text:p text:style-name="P2">What operators do you know?</text:p>
          <text:list>
            <text:list-header>
              <text:p text:style-name="P6">+, +=, -, -=, /, /=, *, *=, %, %=, ++, --</text:p>
            </text:list-header>
          </text:list>
        </text:list-item>
        <text:list-item>
          <text:p text:style-name="P2">When will you choose to switch or if?</text:p>
          <text:list>
            <text:list-header>
              <text:p text:style-name="P6">More than 3 if/else = use switch. </text:p>
            </text:list-header>
          </text:list>
        </text:list-item>
        <text:list-item>
          <text:p text:style-name="P2">What are your lecturer’s name and title?</text:p>
          <text:list>
            <text:list-header>
              <text:p text:style-name="P6">Andrey Kochergin</text:p>
            </text:list-header>
          </text:list>
        </text:list-item>
        <text:list-item>
          <text:p text:style-name="P2">Why do we need OOP? What problem does it solve?</text:p>
          <text:list>
            <text:list-header>
              <text:p text:style-name="P6">OOP makes programs and programming more efficient and easier to understand.</text:p>
            </text:list-header>
          </text:list>
        </text:list-item>
        <text:list-item>
          <text:p text:style-name="P2">What are the 3 main OOP approaches?</text:p>
          <text:list>
            <text:list-header>
              <text:p text:style-name="P6">Encapsulation, Inheritance, Polymorphism</text:p>
            </text:list-header>
          </text:list>
        </text:list-item>
        <text:list-item>
          <text:p text:style-name="P2">What is encapsulation?</text:p>
          <text:list>
            <text:list-header>
              <text:p text:style-name="P7">Restrict <text:span text:style-name="T4">access to components of an object. For example: conductor of an orchestra does not need to know how to play each instrument. They instruct the musicians to play it, and the playing is handled by each musician.</text:span></text:p>
            </text:list-header>
          </text:list>
        </text:list-item>
        <text:list-item>
          <text:p text:style-name="P2">What is inheritance?</text:p>
          <text:list>
            <text:list-header>
              <text:p text:style-name="P8">Allows one class to inherit the features of of its parent class.</text:p>
            </text:list-header>
          </text:list>
        </text:list-item>
        <text:list-item>
          <text:p text:style-name="P2">What is an abstract class? Abstract method?</text:p>
          <text:list>
            <text:list-header>
              <text:p text:style-name="P8"><text:soft-page-break/>Abstract indicates that a class cannot be initialized. </text:p>
            </text:list-header>
          </text:list>
        </text:list-item>
        <text:list-item>
          <text:p text:style-name="P2">What is a constructor? Default constructor? Why do we need them?</text:p>
          <text:list>
            <text:list-header>
              <text:p text:style-name="P8">A constructor is a method which initializes a class. Default constructors have no parameters. <text:span text:style-name="T5">They are necessary for initializing member objects.</text:span></text:p>
            </text:list-header>
          </text:list>
        </text:list-item>
        <text:list-item>
          <text:p text:style-name="P2">What modifiers do you know? What are the differences between them?</text:p>
          <text:list>
            <text:list-header>
              <text:p text:style-name="P9">Public, private, protected, default</text:p>
            </text:list-header>
          </text:list>
        </text:list-item>
        <text:list-item>
          <text:p text:style-name="P2">What do you know about class Object?</text:p>
          <text:list>
            <text:list-header>
              <text:p text:style-name="P2">https://docs.oracle.com/javase/7/docs/api/java/lang/Object.html</text:p>
            </text:list-header>
          </text:list>
        </text:list-item>
        <text:list-item>
          <text:p text:style-name="P2">How does method hashcode connected with equals?</text:p>
          <text:list>
            <text:list-header>
              <text:p text:style-name="P9">Equals determines equality based on an object’s hashcode.</text:p>
            </text:list-header>
          </text:list>
        </text:list-item>
        <text:list-item>
          <text:p text:style-name="P2">What is the difference between Overloading and Overriding?</text:p>
          <text:list>
            <text:list-header>
              <text:p text:style-name="P9">Overload: Different parameter types or amounts.</text:p>
              <text:p text:style-name="P9">Override: Keyword for overwriting parent method.</text:p>
            </text:list-header>
          </text:list>
        </text:list-item>
        <text:list-item>
          <text:p text:style-name="P2">What is an interface?</text:p>
          <text:list>
            <text:list-header>
              <text:p text:style-name="P10">An interface is a contract forcing classes which implement it to <text:span text:style-name="T6">contain implementations of </text:span>the interface’s declared methods.</text:p>
            </text:list-header>
          </text:list>
        </text:list-item>
        <text:list-item>
          <text:p text:style-name="P2">What is static?</text:p>
          <text:list>
            <text:list-header>
              <text:p text:style-name="P11">Static fields belong to a type, not to an instance. Static fields are shared among all instances of a class.</text:p>
            </text:list-header>
          </text:list>
        </text:list-item>
        <text:list-item>
          <text:p text:style-name="P2">Can we call non-static methods from static? Vice versa?</text:p>
          <text:list>
            <text:list-header>
              <text:p text:style-name="P11">Static cannot make reference to non-static, because it is not guaranteed the reference exists. Non-static methods can reference static fields.</text:p>
            </text:list-header>
          </text:list>
        </text:list-item>
        <text:list-item>
          <text:p text:style-name="P2">6 differences between an abstract class and an interface?</text:p>
          <text:list>
            <text:list-header>
              <text:p text:style-name="P11">1. Interfaces cannot have non-static variables.</text:p>
              <text:p text:style-name="P11">2. Interfaces do not have constructors.</text:p>
              <text:p text:style-name="P11">3. Abstract classes can have non-abstract methods.</text:p>
              <text:p text:style-name="P11">4. Abstract classes can implement interfaces, interfaces cannot inherit abstract classes.</text:p>
              <text:p text:style-name="P11">5. Interfaces support multiple inheritance, Abstract classes do not.</text:p>
              <text:p text:style-name="P11">6. Abstract methods can be non-public.</text:p>
            </text:list-header>
          </text:list>
        </text:list-item>
        <text:list-item>
          <text:p text:style-name="P2">What is polymorphism?</text:p>
          <text:list>
            <text:list-header>
              <text:p text:style-name="P12">Ability for child classes to be used in same way as parent class.</text:p>
              <text:p text:style-name="P12"/>
            </text:list-header>
          </text:list>
        </text:list-item>
        <text:list-item>
          <text:p text:style-name="P2"><text:soft-page-break/>What is final?</text:p>
          <text:list>
            <text:list-header>
              <text:p text:style-name="P12">Final keyword indicates field can no longer be modified.</text:p>
            </text:list-header>
          </text:list>
        </text:list-item>
        <text:list-item>
          <text:p text:style-name="P2">What is functional programming?</text:p>
          <text:list>
            <text:list-header>
              <text:p text:style-name="P13">Modular, hard-coded programming.</text:p>
            </text:list-header>
          </text:list>
        </text:list-item>
        <text:list-item>
          <text:p text:style-name="P2">What are the differences between OOP and functional programming?</text:p>
          <text:list>
            <text:list-header>
              <text:p text:style-name="P13">Top-down vs Bottom-up approach</text:p>
            </text:list-header>
          </text:list>
        </text:list-item>
        <text:list-item>
          <text:p text:style-name="P2">What is an exception’s hierarchy?</text:p>
          <text:list>
            <text:list-header>
              <text:p text:style-name="P2"/>
            </text:list-header>
          </text:list>
        </text:list-item>
        <text:list-item>
          <text:p text:style-name="P2">Why do we need the exception hierarchy?</text:p>
        </text:list-item>
      </text:list>
      <text:p text:style-name="P1"><text:tab/><text:tab/></text:p>
      <text:list xml:id="list85304787834092" text:continue-numbering="true" text:style-name="L11">
        <text:list-item>
          <text:p text:style-name="P2">What exception types do you know?</text:p>
        </text:list-item>
        <text:list-item>
          <text:p text:style-name="P2">How we can throw an exception in Java?</text:p>
        </text:list-item>
        <text:list-item>
          <text:p text:style-name="P2">Will you handle RuntimeExceptions in try-catch block?</text:p>
          <text:list>
            <text:list-header>
              <text:p text:style-name="P14">Yes.</text:p>
            </text:list-header>
          </text:list>
        </text:list-item>
        <text:list-item>
          <text:p text:style-name="P2">How to create a custom exception?</text:p>
          <text:list>
            <text:list-header>
              <text:p text:style-name="P15">Inherit from Exception class.</text:p>
            </text:list-header>
          </text:list>
        </text:list-item>
        <text:list-item>
          <text:p text:style-name="P2">What is a logger? Logger levels? What log aggregators do you know? </text:p>
          <text:list>
            <text:list-header>
              <text:p text:style-name="P16">Loggers are used for managing Log outputs of different types to different locations.</text:p>
            </text:list-header>
          </text:list>
        </text:list-item>
        <text:list-item>
          <text:p text:style-name="P2">What is M2_HOME? How to setup Maven?</text:p>
          <text:list>
            <text:list-header>
              <text:p text:style-name="P16">Path the Maven .bin</text:p>
            </text:list-header>
          </text:list>
        </text:list-item>
        <text:list-item>
          <text:p text:style-name="P2">What is settings.xml file for?</text:p>
          <text:list>
            <text:list-header>
              <text:p text:style-name="P16">Used to configure Maven. Most commonly to define <text:span text:style-name="T7">repository locations and servers.</text:span></text:p>
            </text:list-header>
          </text:list>
        </text:list-item>
        <text:list-item>
          <text:p text:style-name="P2">How to work with maven profile?</text:p>
          <text:list>
            <text:list-header>
              <text:p text:style-name="P2"/>
            </text:list-header>
          </text:list>
        </text:list-item>
        <text:list-item>
          <text:p text:style-name="P2">Describe maven project structure.</text:p>
        </text:list-item>
        <text:list-item>
          <text:p text:style-name="P2">Describe maven lifecycle. Each step.</text:p>
        </text:list-item>
        <text:list-item>
          <text:p text:style-name="P2">What do you know about pom.xml file structure?</text:p>
        </text:list-item>
        <text:list-item>
          <text:p text:style-name="P2">What do you know about local/remote repositories?</text:p>
        </text:list-item>
        <text:list-item>
          <text:p text:style-name="P2">What is target directory?</text:p>
        </text:list-item>
        <text:list-item>
          <text:p text:style-name="P2">How to work with maven plugin?</text:p>
        </text:list-item>
        <text:list-item>
          <text:p text:style-name="P2">What Maven flags do you know?</text:p>
        </text:list-item>
        <text:list-item>
          <text:p text:style-name="P2"><text:soft-page-break/>What is generic?</text:p>
        </text:list-item>
        <text:list-item>
          <text:p text:style-name="P2">How we can extend generic class, interface?</text:p>
        </text:list-item>
        <text:list-item>
          <text:p text:style-name="P2">What is collection hierarchy?</text:p>
        </text:list-item>
        <text:list-item>
          <text:p text:style-name="P2">What are the differences between Set, List, Queue, Map?</text:p>
        </text:list-item>
        <text:list-item>
          <text:p text:style-name="P2">How we can iterate the Map?</text:p>
        </text:list-item>
        <text:list-item>
          <text:p text:style-name="P2">What do you know about collections with Hash?</text:p>
        </text:list-item>
        <text:list-item>
          <text:p text:style-name="P2">Why do we need Iterable interface?</text:p>
        </text:list-item>
        <text:list-item>
          <text:p text:style-name="P2">What is collision? How to handle that?</text:p>
        </text:list-item>
        <text:list-item>
          <text:p text:style-name="P2">What do you know about threadsafe collections?</text:p>
        </text:list-item>
        <text:list-item>
          <text:p text:style-name="P2">What is lambda?</text:p>
        </text:list-item>
        <text:list-item>
          <text:p text:style-name="P2">How to create lambda in Java?</text:p>
        </text:list-item>
        <text:list-item>
          <text:p text:style-name="P2">What lambda functions do you know? Where are they located?</text:p>
        </text:list-item>
        <text:list-item>
          <text:p text:style-name="P2">What is enum?</text:p>
        </text:list-item>
        <text:list-item>
          <text:p text:style-name="P2">What enum types do you know?</text:p>
        </text:list-item>
        <text:list-item>
          <text:p text:style-name="P2">What is Stream?</text:p>
        </text:list-item>
        <text:list-item>
          <text:p text:style-name="P2">What stream operations do you know? Why do we need them?</text:p>
        </text:list-item>
        <text:list-item>
          <text:p text:style-name="P2">What is reflection?</text:p>
        </text:list-item>
        <text:list-item>
          <text:p text:style-name="P2">How to call the method using reflection?</text:p>
        </text:list-item>
        <text:list-item>
          <text:p text:style-name="P2">How to create objects from reflection?</text:p>
        </text:list-item>
        <text:list-item>
          <text:p text:style-name="P2">How to create a thread in Java? What is the difference?</text:p>
        </text:list-item>
        <text:list-item>
          <text:p text:style-name="P2">What do you know about Future interface?</text:p>
        </text:list-item>
        <text:list-item>
          <text:p text:style-name="P2">What do you know about CompletionStage interface?</text:p>
        </text:list-item>
        <text:list-item>
          <text:p text:style-name="P2">What requirements do we have for multithreading applications?</text:p>
        </text:list-item>
        <text:list-item>
          <text:p text:style-name="P2">What is Connection Pool? What is the main idea of it?</text:p>
        </text:list-item>
        <text:list-item>
          <text:p text:style-name="P2">What is Lazy initialization?</text:p>
        </text:list-item>
        <text:list-item>
          <text:p text:style-name="P2">What is synchronized? What is volatile? How does it work?</text:p>
        </text:list-item>
        <text:list-item>
          <text:p text:style-name="P2">How we can handle exceptions in java(2 ways)?</text:p>
        </text:list-item>
        <text:list-item>
          <text:p text:style-name="P2">When we can use try-catch with resources? What is the requirement?</text:p>
        </text:list-item>
        <text:list-item>
          <text:p text:style-name="P2">When finally block will be executed?</text:p>
        </text:list-item>
        <text:list-item>
          <text:p text:style-name="P2">Will you handle RuntimeExceptions in try-catch block?</text:p>
        </text:list-item>
        <text:list-item>
          <text:p text:style-name="P2">How to create a custom exception?</text:p>
        </text:list-item>
        <text:list-item>
          <text:p text:style-name="P2"><text:soft-page-break/>What is a logger? Logger levels? What log aggregators do you know? </text:p>
        </text:list-item>
        <text:list-item>
          <text:p text:style-name="P2">What is M2_HOME? How to setup Maven?</text:p>
        </text:list-item>
        <text:list-item>
          <text:p text:style-name="P2">What is settings.xml file for?</text:p>
        </text:list-item>
        <text:list-item>
          <text:p text:style-name="P2">How to work with maven profile?</text:p>
        </text:list-item>
        <text:list-item>
          <text:p text:style-name="P2">Describe maven project structure.</text:p>
        </text:list-item>
        <text:list-item>
          <text:p text:style-name="P2">Describe maven lifecycle. Each step.</text:p>
        </text:list-item>
        <text:list-item>
          <text:p text:style-name="P2">What do you know about pom.xml file structure?</text:p>
        </text:list-item>
        <text:list-item>
          <text:p text:style-name="P2">What do you know about local/remote repositories?</text:p>
        </text:list-item>
        <text:list-item>
          <text:p text:style-name="P2">What is target directory?</text:p>
        </text:list-item>
        <text:list-item>
          <text:p text:style-name="P2">How to work with maven plugin?</text:p>
        </text:list-item>
        <text:list-item>
          <text:p text:style-name="P2">What Maven flags do you know?</text:p>
        </text:list-item>
        <text:list-item>
          <text:p text:style-name="P2">What is generic?</text:p>
        </text:list-item>
        <text:list-item>
          <text:p text:style-name="P2">How we can extend generic class, interface?</text:p>
        </text:list-item>
        <text:list-item>
          <text:p text:style-name="P2">What is collection hierarchy?</text:p>
        </text:list-item>
        <text:list-item>
          <text:p text:style-name="P2">What are the differences between Set, List, Queue, Map?</text:p>
        </text:list-item>
        <text:list-item>
          <text:p text:style-name="P2">How we can iterate the Map?</text:p>
        </text:list-item>
        <text:list-item>
          <text:p text:style-name="P2">What do you know about collections with Hash?</text:p>
        </text:list-item>
        <text:list-item>
          <text:p text:style-name="P2">Why do we need Iterable interface?</text:p>
        </text:list-item>
        <text:list-item>
          <text:p text:style-name="P2">What is collision? How to handle that?</text:p>
        </text:list-item>
        <text:list-item>
          <text:p text:style-name="P2">What do you know about threadsafe collections?</text:p>
        </text:list-item>
        <text:list-item>
          <text:p text:style-name="P2">What is lambda?</text:p>
        </text:list-item>
        <text:list-item>
          <text:p text:style-name="P2">How to create lambda in Java?</text:p>
        </text:list-item>
        <text:list-item>
          <text:p text:style-name="P2">What lambda functions do you know? Where are they located?</text:p>
        </text:list-item>
        <text:list-item>
          <text:p text:style-name="P2">What is enum?</text:p>
        </text:list-item>
        <text:list-item>
          <text:p text:style-name="P2">What enum types do you know?</text:p>
        </text:list-item>
        <text:list-item>
          <text:p text:style-name="P2">What is Stream?</text:p>
        </text:list-item>
        <text:list-item>
          <text:p text:style-name="P2">What stream operations do you know? Why do we need them?</text:p>
        </text:list-item>
        <text:list-item>
          <text:p text:style-name="P2">What is reflection?</text:p>
        </text:list-item>
        <text:list-item>
          <text:p text:style-name="P2">How to call the method using reflection?</text:p>
        </text:list-item>
        <text:list-item>
          <text:p text:style-name="P2">How to create objects from reflection?</text:p>
        </text:list-item>
        <text:list-item>
          <text:p text:style-name="P2">How to create a thread in Java? What is the difference?</text:p>
        </text:list-item>
        <text:list-item>
          <text:p text:style-name="P2"><text:soft-page-break/>What do you know about Future interface?</text:p>
        </text:list-item>
        <text:list-item>
          <text:p text:style-name="P2">What do you know about CompletionStage interface?</text:p>
        </text:list-item>
        <text:list-item>
          <text:p text:style-name="P2">What requirements do we have for multithreading applications?</text:p>
        </text:list-item>
        <text:list-item>
          <text:p text:style-name="P2">What is Connection Pool? What is the main idea of it?</text:p>
        </text:list-item>
        <text:list-item>
          <text:p text:style-name="P2">What is Lazy initialization?</text:p>
        </text:list-item>
        <text:list-item>
          <text:p text:style-name="P2">What is synchronized? What is volatile? How does it work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TR" svg:font-family="NTR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lack-Lato" svg:font-family="Slack-Lato, Slack-Fractions, appleLogo, sans-serif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7:09:24.327342066</meta:creation-date>
    <dc:date>2022-12-28T08:53:03.646946595</dc:date>
    <meta:editing-duration>PT51M47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6" meta:paragraph-count="153" meta:word-count="1202" meta:character-count="6960" meta:non-whitespace-character-count="6017"/>
  </office:meta>
</office:document-meta>
</file>